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CASTILLA APOLAYA, AMELIA ELSA</text:span></text:p>
      <text:p text:style-name="P3"><text:span text:style-name="T6">CANT. TOTAL DE CAJAS: 1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GENETICA AVICOL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CO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1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CHINCHA</text:span></text:p>
      <text:p text:style-name="P6"/>
      <text:p text:style-name="P6">Recojo: <text:span text:style-name="T3">CASTILLA APOLAYA, AMELIA ELSA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9T00:07:39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